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6c39"/>
    </style:style>
    <style:style style:name="P2" style:family="paragraph" style:parent-style-name="Standard">
      <style:text-properties officeooo:paragraph-rsid="000c742d"/>
    </style:style>
    <style:style style:name="P3" style:family="paragraph" style:parent-style-name="Standard">
      <style:text-properties officeooo:paragraph-rsid="000d7142"/>
    </style:style>
    <style:style style:name="P4" style:family="paragraph" style:parent-style-name="Standard">
      <style:text-properties officeooo:paragraph-rsid="000f3f8c"/>
    </style:style>
    <style:style style:name="P5" style:family="paragraph" style:parent-style-name="Standard">
      <style:text-properties officeooo:paragraph-rsid="00103020"/>
    </style:style>
    <style:style style:name="P6" style:family="paragraph" style:parent-style-name="Standard">
      <style:text-properties fo:font-weight="normal" officeooo:rsid="00103020" officeooo:paragraph-rsid="00103020" style:font-weight-asian="normal" style:font-weight-complex="normal"/>
    </style:style>
    <style:style style:name="P7" style:family="paragraph" style:parent-style-name="Standard">
      <style:text-properties officeooo:paragraph-rsid="0015eeae"/>
    </style:style>
    <style:style style:name="P8" style:family="paragraph" style:parent-style-name="Standard">
      <style:text-properties officeooo:paragraph-rsid="00168c08"/>
    </style:style>
    <style:style style:name="P9" style:family="paragraph" style:parent-style-name="Text_20_body">
      <style:text-properties officeooo:paragraph-rsid="000c742d"/>
    </style:style>
    <style:style style:name="P10" style:family="paragraph" style:parent-style-name="Text_20_body">
      <style:text-properties officeooo:paragraph-rsid="000d7142"/>
    </style:style>
    <style:style style:name="P11" style:family="paragraph" style:parent-style-name="Text_20_body">
      <style:text-properties officeooo:paragraph-rsid="00103020"/>
    </style:style>
    <style:style style:name="P12" style:family="paragraph" style:parent-style-name="Text_20_body">
      <style:text-properties fo:font-weight="normal" officeooo:rsid="00103020" officeooo:paragraph-rsid="00103020" style:font-weight-asian="normal" style:font-weight-complex="normal"/>
    </style:style>
    <style:style style:name="P13" style:family="paragraph" style:parent-style-name="Heading_20_3">
      <style:text-properties officeooo:rsid="00047eaf" officeooo:paragraph-rsid="00047eaf"/>
    </style:style>
    <style:style style:name="P14" style:family="paragraph" style:parent-style-name="Heading_20_4">
      <style:text-properties officeooo:paragraph-rsid="00103020"/>
    </style:style>
    <style:style style:name="P15" style:family="paragraph" style:parent-style-name="Heading_20_4">
      <style:text-properties officeooo:paragraph-rsid="000d7142"/>
    </style:style>
    <style:style style:name="P16" style:family="paragraph" style:parent-style-name="Standard">
      <style:text-properties officeooo:paragraph-rsid="00168c08"/>
    </style:style>
    <style:style style:name="T1" style:family="text">
      <style:text-properties officeooo:rsid="00047eaf"/>
    </style:style>
    <style:style style:name="T2" style:family="text">
      <style:text-properties officeooo:rsid="00066c39"/>
    </style:style>
    <style:style style:name="T3" style:family="text">
      <style:text-properties officeooo:rsid="000b52f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b52fc" style:font-style-asian="italic" style:font-weight-asian="bold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c742d" style:font-weight-asian="bold" style:font-weight-complex="bold"/>
    </style:style>
    <style:style style:name="T8" style:family="text">
      <style:text-properties fo:font-weight="bold" officeooo:rsid="000d7142" style:font-weight-asian="bold" style:font-weight-complex="bold"/>
    </style:style>
    <style:style style:name="T9" style:family="text">
      <style:text-properties fo:font-weight="bold" officeooo:rsid="00103020" style:font-weight-asian="bold" style:font-weight-complex="bold"/>
    </style:style>
    <style:style style:name="T10" style:family="text">
      <style:text-properties officeooo:rsid="000c742d"/>
    </style:style>
    <style:style style:name="T11" style:family="text">
      <style:text-properties style:font-name="Liberation Sans" fo:font-size="13.3000001907349pt" fo:font-style="italic" fo:font-weight="bold" officeooo:rsid="000c742d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2" style:family="text">
      <style:text-properties style:font-name="Liberation Sans" fo:font-size="13.3000001907349pt" fo:font-style="italic" fo:font-weight="bold" officeooo:rsid="000d7142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3" style:family="text">
      <style:text-properties style:font-name="Liberation Sans" fo:font-size="13.3000001907349pt" fo:font-style="italic" fo:font-weight="bold" officeooo:rsid="00103020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14" style:family="text">
      <style:text-properties officeooo:rsid="000d7142"/>
    </style:style>
    <style:style style:name="T15" style:family="text">
      <style:text-properties officeooo:rsid="000f3f8c"/>
    </style:style>
    <style:style style:name="T16" style:family="text">
      <style:text-properties officeooo:rsid="00103020"/>
    </style:style>
    <style:style style:name="T17" style:family="text">
      <style:text-properties fo:font-weight="normal" officeooo:rsid="00103020" style:font-weight-asian="normal" style:font-weight-complex="normal"/>
    </style:style>
    <style:style style:name="T18" style:family="text">
      <style:text-properties officeooo:rsid="0014af4a"/>
    </style:style>
    <style:style style:name="T19" style:family="text">
      <style:text-properties officeooo:rsid="0015eeae"/>
    </style:style>
    <style:style style:name="T20" style:family="text">
      <style:text-properties officeooo:rsid="00168c08"/>
    </style:style>
    <style:style style:name="T21" style:family="text">
      <style:text-properties officeooo:rsid="0016ba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emLear <text:span text:style-name="T1">Experiment</text:span> Manual.</text:h>
      <text:p text:style-name="Standard"/>
      <text:h text:style-name="Heading_20_3" text:outline-level="3">Study info</text:h>
      <text:p text:style-name="Standard">This paradigm aims at exploring the relationship between learning and memory formation. Participants learn to associate a character to an object category. The associations are probabilistic, regulated by <text:span text:style-name="T16">a </text:span>fixed contingency. </text:p>
      <text:p text:style-name="Standard"/>
      <text:p text:style-name="Standard">The experiment has one phase, divided into two different parts:</text:p>
      <text:p text:style-name="Standard">1) Part 01. Practice task. Main task (statistical learning task). <text:s/></text:p>
      <text:p text:style-name="Standard">2) Part 02. Distractor task and surprise recognition test. </text:p>
      <text:p text:style-name="Standard"/>
      <text:p text:style-name="Standard">- Contingency levels are kept 70% - 30%, or, more precisely, 70%, 10%, 10%, 10%, </text:p>
      <text:p text:style-name="Standard">- Memory tests include: object recognition memory and confidence judgment, and association test (source memory)</text:p>
      <text:p text:style-name="Standard"/>
      <text:h text:style-name="Heading_20_3" text:outline-level="3">Testing platform</text:h>
      <text:p text:style-name="Standard">Pavlovia.</text:p>
      <text:p text:style-name="Standard"/>
      <text:h text:style-name="Heading_20_3" text:outline-level="3">Setting up an appointment</text:h>
      <text:p text:style-name="Standard">Recruitment for this experiment is done through <text:span text:style-name="T1">SONA system</text:span>. </text:p>
      <text:p text:style-name="Standard">- Experimenters set up some slots and participants sign up. <text:s/></text:p>
      <text:p text:style-name="Standard">- <text:span text:style-name="T1">P</text:span>articipant and experimenter can meet at the jitsi room <text:a xlink:type="simple" xlink:href="https://meet.jit.si/memlear" text:style-name="Internet_20_link" text:visited-style-name="Visited_20_Internet_20_Link">https://meet.jit.si/memlear</text:a> <text:span text:style-name="T21">or at zoom </text:span>at the predefined time.</text:p>
      <text:p text:style-name="P8">- <text:span text:style-name="T1">As soon as the participant signs up, </text:span><text:span text:style-name="T20">send an email to participant.</text:span></text:p>
      <text:p text:style-name="P8"><text:span text:style-name="T20">(use the following address: </text:span><text:a xlink:type="simple" xlink:href="mailto:memlear@web.de" text:style-name="Internet_20_link" text:visited-style-name="Visited_20_Internet_20_Link"><text:span text:style-name="T20">memlear@web.de</text:span></text:a><text:span text:style-name="T20">, psswd: statistikfragezeichen). Send</text:span><text:span text:style-name="T1"> the informed consent link: </text:span><text:a xlink:type="simple" xlink:href="https://forms.gle/p2v8PwkAQZQfpns19" text:style-name="Internet_20_link" text:visited-style-name="Visited_20_Internet_20_Link"><text:span text:style-name="T1">https://forms.gle/p2v8PwkAQZQfpns19</text:span></text:a><text:span text:style-name="T1">, </text:span><text:span text:style-name="T2">and invite them to watch the video with instructions for online testing: </text:span><text:a xlink:type="simple" xlink:href="https://www.psychologie.uni-frankfurt.de/102061105/Instruktionen_für_Onlinetestungen___Erwachsene" text:style-name="Internet_20_link" text:visited-style-name="Visited_20_Internet_20_Link"><text:span text:style-name="T2">https://www.psychologie.uni-frankfurt.de/102061105/Instruktionen_f%C3%BCr_Onlinetestungen___Erwachsene</text:span></text:a></text:p>
      <text:p text:style-name="P8">- <text:span text:style-name="T21">Send info on the videoconference service used (jitsi, zoom)</text:span></text:p>
      <text:p text:style-name="Standard"/>
      <text:h text:style-name="P13" text:outline-level="3">Testing</text:h>
      <text:h text:style-name="Heading_20_4" text:outline-level="4">Before the session</text:h>
      <text:p text:style-name="Standard">Check the following before meeting the participant.</text:p>
      <text:p text:style-name="Standard">- You have the needed participant's experiment links <text:span text:style-name="T2">that can be found on the log_book</text:span>.</text:p>
      <text:p text:style-name="Standard">- <text:span text:style-name="T14">You have the participants’ protocols sheet. </text:span></text:p>
      <text:p text:style-name="P1">- you have started the session on <text:a xlink:type="simple" xlink:href="https://meet.jit.si/memlear" text:style-name="Internet_20_link" text:visited-style-name="Visited_20_Internet_20_Link">https://meet.jit.si/memlear</text:a> </text:p>
      <text:p text:style-name="Standard">- Con<text:span text:style-name="T16">n</text:span>ection is stable on jitsi/<text:span text:style-name="T21">zoom</text:span></text:p>
      <text:p text:style-name="Standard"/>
      <text:h text:style-name="Heading_20_6" text:outline-level="6">During the session</text:h>
      <text:p text:style-name="P1">- Meet-up in jitsi <text:a xlink:type="simple" xlink:href="https://meet.jit.si/memlear" text:style-name="Internet_20_link" text:visited-style-name="Visited_20_Internet_20_Link">https://meet.jit.si/memlear</text:a> <text:span text:style-name="T21">or zoom</text:span></text:p>
      <text:p text:style-name="Standard">- Welcome participant:</text:p>
      <text:p text:style-name="Standard"><text:tab/>- “Thank you for your participation”</text:p>
      <text:p text:style-name="Standard">- “How are you today? Do you feel ready to participate”</text:p>
      <text:p text:style-name="Standard">- <text:span text:style-name="T21">Ask whether the participant signed the consent form</text:span></text:p>
      <text:p text:style-name="Standard">- Make sure the setting is okay: </text:p>
      <text:p text:style-name="Standard"><text:soft-page-break/><text:s text:c="2"/><text:tab/>- “Are you sitting in a quiet room at a table? Are you using a Computer/ Laptop not a Tablet <text:tab/>etc.?” </text:p>
      <text:p text:style-name="Standard"><text:s text:c="4"/><text:tab/>- “If you are using a laptop, is it connected to a power source?”</text:p>
      <text:p text:style-name="Standard"><text:s text:c="4"/><text:tab/>- “Make sure that you won't get disturbed during the session.” <text:s/></text:p>
      <text:p text:style-name="Standard"><text:s text:c="2"/>- Tell them about the structure and procedure of the experiment:</text:p>
      <text:p text:style-name="Standard"><text:s/><text:tab/>- The experiment consists of <text:span text:style-name="T2">2</text:span> parts</text:p>
      <text:p text:style-name="Standard"><text:s/><text:tab/>- <text:span text:style-name="T3">The first part will last about 20 minutes, while t</text:span><text:span text:style-name="T20">h</text:span><text:span text:style-name="T3">e second about 35 minutes.</text:span></text:p>
      <text:p text:style-name="Standard"><text:tab/>- “I will stay in the videocall <text:span text:style-name="T3">during the entire experiment. </text:span><text:span text:style-name="T20">When you are asked to return to <text:tab/>me, please don’t close the tab. Instead, just speak up and I will return to you”. </text:span></text:p>
      <text:p text:style-name="Standard"><text:s text:c="12"/>- “Please use Google Chrome (or Chromium) and open an "incognito window". In this way <text:tab/> <text:s text:c="2"/>there will be no data cached and no interference with experiment variables”. </text:p>
      <text:p text:style-name="Standard"><text:s text:c="12"/>- “It i<text:span text:style-name="T3">s</text:span><text:span text:style-name="T5"> important</text:span><text:span text:style-name="T4"> </text:span>that you stay focused during the task. Put your phone aside and rather go <text:tab/>to the bathroom beforehand. The single <text:span text:style-name="T3">PARTS</text:span> do not last very long and we have planned <text:tab/> short breaks to use the bathroom if necessary. Please, try to only leave your computer <text:tab/>during <text:s/>those breaks since stopping halfway through one block might ruin the entire session.</text:p>
      <text:p text:style-name="Standard"/>
      <text:p text:style-name="Standard"><text:s text:c="2"/>- Provide instructions for part 01:</text:p>
      <text:p text:style-name="Standard"><text:tab/>- You will learn about some monsters.</text:p>
      <text:p text:style-name="Standard"><text:s text:c="4"/><text:tab/>- Every monster buys preferably on object that belongs to one of four categories. Your task <text:tab/>will be to predict what kind of object each monster will buy. </text:p>
      <text:p text:style-name="Standard"><text:tab/>- From the time when the category appear, you have up to 4 seconds to make your choice. <text:tab/>If no choice is made, the trial will be considered as incorrect, and the study will continue. <text:tab/>Therefore, please try to respond as quickly as possible. <text:s/></text:p>
      <text:p text:style-name="Standard"><text:s/><text:tab/>- After choosing an object category, the monster will appear under the category you have <text:tab/>chosen. </text:p>
      <text:p text:style-name="Standard"><text:s text:c="4"/><text:tab/>- Finally, you will see the object that the monster buys.</text:p>
      <text:p text:style-name="Standard"><text:s text:c="11"/>- Before you start you will be provided again with the detailed instructions, and you will be <text:tab/>asked to repeat these instructions back to me afterwards. </text:p>
      <text:p text:style-name="Standard"><text:s text:c="11"/>- Although at the beginning it might be difficult, you will learn over time. Please do not feel <text:tab/>bad if you make some mistakes even by the end of the sessions.</text:p>
      <text:p text:style-name="Standard"><text:s text:c="11"/>- You will start by practicing on few trials. On this trials, you will receive feedback, telling <text:tab/>you if your choice was correct or incorrect. After those, you will be invited to work on the <text:tab/>actual task. </text:p>
      <text:p text:style-name="Standard"><text:s text:c="11"/>- The keys you are going to need are the numbers 1 to 4, on the top-left part of your <text:tab/>keyboard. </text:p>
      <text:p text:style-name="Standard"><text:s text:c="4"/><text:tab/>- Please try to leave your fingers on those keys for the duration of this task, as this will make <text:tab/>your response faster.</text:p>
      <text:p text:style-name="Standard"><text:s text:c="3"/><text:tab/>- At the end of <text:span text:style-name="T3">the practice</text:span> block, you will be also asked to either continue or do the <text:tab/>previous block again. Please return to the Jitsi meeting room when this question appears. </text:p>
      <text:p text:style-name="Standard"><text:s text:c="4"/><text:tab/>- Once you have finished <text:span text:style-name="T3">Part</text:span> 1 return to the Jitsi meeting room. <text:s text:c="2"/></text:p>
      <text:p text:style-name="Standard"><text:s text:c="2"/></text:p>
      <text:p text:style-name="Standard"><text:s text:c="2"/>- <text:span text:style-name="T6">Do you have any further questions?</text:span></text:p>
      <text:p text:style-name="Standard"><text:s text:c="4"/></text:p>
      <text:p text:style-name="Standard"><text:s text:c="2"/>- <text:span text:style-name="T6">Send session 01 - part 01 Link</text:span></text:p>
      <text:p text:style-name="Standard"><text:tab/>- Ask if the task is downloading. If yes, proceed. If no, try again and/or contact Francesco.</text:p>
      <text:p text:style-name="Standard"><text:tab/>- <text:span text:style-name="T20">Mention the Expra Code: Invite participants to fill it in or ignore it, depending on whether <text:tab/>he/she is an Expra student. </text:span></text:p>
      <text:p text:style-name="Standard"><text:s/><text:tab/> - Invite participant to read the instruction and to repeat the instruction back to you. </text:p>
      <text:p text:style-name="Standard"><text:s/><text:tab/> - Invite participant to start the practice block when ready. <text:s/></text:p>
      <text:p text:style-name="Standard"><text:s/><text:tab/> - When the practice block ends and participant comes back to jitsi, ask participant to read <text:tab/>the percentage presented on the screen. Has the participant reached at least 80% correct? If <text:tab/>yes, invite participant to press "n" to continue, if not, explain procedure again until <text:soft-page-break/><text:tab/>participant is <text:tab/>sure and invite participant to do the task again by pressing "j". Check <text:tab/>percentage again afterwards and repeat if necessary. It is <text:span text:style-name="T6">absolutely important</text:span> that the <text:tab/>participants reach at least 80% at this point. Otherwise, the data cannot be accepted. <text:s/></text:p>
      <text:p text:style-name="Standard"><text:tab/>- When sure that participant got the task (percentage of correct trials is at least 80%), <text:tab/><text:span text:style-name="T3">congratulate to them and give the participant instructions on the next </text:span><text:span text:style-name="T10">block</text:span><text:span text:style-name="T3">.</text:span></text:p>
      <text:p text:style-name="Standard"><text:tab/>- “<text:span text:style-name="T10">In the next block, you will be asked to do the same task as before. However, y</text:span>ou will now <text:tab/>see some new characters. <text:span text:style-name="T10">E</text:span>ach character will buy preferably object of a specific category.</text:p>
      <text:p text:style-name="Standard"><text:tab/>Your task will be to predict which kind of objects each character will buy.” </text:p>
      <text:p text:style-name="Standard"><text:tab/>- “<text:span text:style-name="T10">For one of the two characters, you will be told which object category that character <text:tab/>prefers. For the other one, you will have to find out.”</text:span></text:p>
      <text:p text:style-name="P7"><text:tab/>- <text:span text:style-name="T18">Explain the four categories: </text:span><text:span text:style-name="T19">Electronic Device and Accessories, Kitchen and Utensils, <text:tab/>Outdoor Activities and Sport Items, and Hand Labour Tool and Accessories. Be careful not <text:tab/>to mention any specific item as an example. </text:span></text:p>
      <text:p text:style-name="Standard"><text:tab/>- “<text:span text:style-name="T10">This time you will not receive any explicit feedback. However, you will know if your <text:tab/>choice was correct by looking at the objects that will be shown in the end”.</text:span></text:p>
      <text:p text:style-name="Standard"><text:tab/>- “<text:span text:style-name="T10">Could you please repeat the instructions back to me ?”</text:span></text:p>
      <text:p text:style-name="Standard"><text:tab/>- <text:span text:style-name="T10">Tell the participant that the instructions will be repeated on the screen and that he/she can <text:tab/>ask questions in case anything should not be clear. If the participant is confident that <text:tab/>everything is clear, he/she can press space to start with the task. </text:span></text:p>
      <text:p text:style-name="Standard"/>
      <text:h text:style-name="Heading_20_4" text:outline-level="4">After session <text:span text:style-name="T11">Part </text:span>1:</text:h>
      <text:p text:style-name="P9">- <text:s/>Participant returns to Jitsi</text:p>
      <text:p text:style-name="P9">- <text:span text:style-name="T10">Ask participant to wait until the data from Pavlovia are downloaded and a green window appears on the screen before closing the page. </text:span></text:p>
      <text:p text:style-name="P2">- “How was it for you”? </text:p>
      <text:p text:style-name="Standard">- “Any comments?” (Note potential comments in protocol)</text:p>
      <text:p text:style-name="Standard"/>
      <text:p text:style-name="P5">- <text:s/><text:span text:style-name="T8">send</text:span><text:span text:style-name="T14"> </text:span><text:span text:style-name="T9">2-back link</text:span></text:p>
      <text:p text:style-name="P6"><text:s text:c="2"/><text:tab/>- Ask if the task is downloading. If yes, proceed. If no, try again and/or contact Francesco.</text:p>
      <text:p text:style-name="P5">- <text:span text:style-name="T6">Provide instructions for </text:span><text:span text:style-name="T9">2-back task:</text:span></text:p>
      <text:p text:style-name="P6"><text:tab/>- “Now we would like you to work on a slightly different task. In this task,</text:p>
      <text:p text:style-name="P6"><text:tab/>you will see a series of words on the screen. You task is to press the “D” button for “Yes” <text:tab/>every time the word you are seeing is the same as the word you have seen two trials earlier. <text:tab/>If this is not the case, press the L button for No. <text:line-break/><text:tab/>Please repeat the instructions back to me.” If participants understands the task, invite to start <text:tab/>the task and tell the participant that the instructions will be repeated on the screen and an <text:tab/>example will also be provided. </text:p>
      <text:p text:style-name="P6"><text:tab/>- “Once you have finished, please return to the jitsi room”. </text:p>
      <text:h text:style-name="P14" text:outline-level="4"><text:span text:style-name="T6">After session </text:span><text:span text:style-name="T13">n-Back</text:span><text:span text:style-name="T6">:</text:span></text:h>
      <text:p text:style-name="P11"><text:span text:style-name="T6">- </text:span><text:span text:style-name="T17">Thank the participant for doing the task.</text:span></text:p>
      <text:p text:style-name="P12">- Inform the participant that there will be the last part of the experiment now. </text:p>
      <text:p text:style-name="P2">- <text:s/><text:span text:style-name="T14">send </text:span><text:span text:style-name="T6">session 01 - part 0</text:span><text:span text:style-name="T7">2</text:span><text:span text:style-name="T6"> Link</text:span></text:p>
      <text:p text:style-name="Standard"><text:s text:c="12"/>- Ask if the task is downloading. If yes, proceed. If no, try again and/or contact Francesco.</text:p>
      <text:p text:style-name="Standard"><text:s text:c="4"/></text:p>
      <text:p text:style-name="P5">- <text:span text:style-name="T6">Provide instructions for </text:span><text:span text:style-name="T8">P</text:span><text:span text:style-name="T6">art 02</text:span>:</text:p>
      <text:p text:style-name="P5"><text:s text:c="10"/>- Now we would like to know which object you have memorized.</text:p>
      <text:p text:style-name="Standard"><text:s text:c="10"/>- We will show you a few objects and you will need to tell us:</text:p>
      <text:p text:style-name="Standard"><text:s text:c="10"/>- “Have you seen that object before? Use the arrow keys and your right hand”.</text:p>
      <text:p text:style-name="Standard"><text:soft-page-break/><text:s text:c="10"/>- “How sure are you? Use the number keys from 1 to 4 on the top part of your keyboard and <text:tab/>your left hand.”</text:p>
      <text:p text:style-name="P3"><text:s text:c="10"/>- “In this task, there is no time limit. Please take the time you need but try to be accurate”.</text:p>
      <text:p text:style-name="P3"><text:s text:c="10"/>- “<text:span text:style-name="T14">That task may be a bit longer. Bear in mind that you will be given the possibility to take a <text:tab/>break in the middle of the task. Please use that time in case you needed to take a break. <text:tab/>During the task, please always try to stay focused and avoid distractions. ”</text:span></text:p>
      <text:p text:style-name="P3"><text:s text:c="10"/>- Once you have finished part 02, return to the Jitsi meeting room.</text:p>
      <text:p text:style-name="P3"/>
      <text:h text:style-name="P15" text:outline-level="4">After session <text:span text:style-name="T11">Part </text:span><text:span text:style-name="T12">2</text:span>:</text:h>
      <text:p text:style-name="P10">- <text:span text:style-name="T14">When participant is done with the task, a</text:span><text:span text:style-name="T10">sk participant to wait until the data from Pavlovia are downloaded and a green window appears on the screen before closing the page.</text:span></text:p>
      <text:p text:style-name="P3">- “How was it for you”? </text:p>
      <text:p text:style-name="P3">- “Any comments?” (Note potential comments in protocol)</text:p>
      <text:p text:style-name="P3">- “<text:span text:style-name="T16">T</text:span><text:span text:style-name="T14">hank you for doing the experiment”</text:span></text:p>
      <text:p text:style-name="P4">- “<text:span text:style-name="T14">Do you have any question”?</text:span></text:p>
      <text:p text:style-name="P4"><text:span text:style-name="T14">- </text:span><text:span text:style-name="T15">Fill up the protocols document with testing info. </text:span><text:span text:style-name="T14"><text:line-break/></text:span></text:p>
      <text:p text:style-name="P3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Pupillo</meta:initial-creator>
    <meta:creation-date>2021-11-24T12:39:15.215922177</meta:creation-date>
    <dc:date>2021-12-03T19:49:27.908882866</dc:date>
    <dc:creator>Francesco Pupillo</dc:creator>
    <meta:editing-duration>PT1H19M3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102" meta:word-count="1638" meta:character-count="9626" meta:non-whitespace-character-count="7754"/>
  </office:meta>
</office:document-meta>
</file>